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Droid Serif" svg:font-family="'Droid Serif', arial, sans-serif"/>
    <style:font-face style:name="Georgia" svg:font-family="Georgia, serif"/>
    <style:font-face style:name="Lora" svg:font-family="Lora, Georgia, sans-serif"/>
    <style:font-face style:name="Proxima N W01 Reg" svg:font-family="'Proxima N W01 Reg', Arial, 'Titillium Web',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font-variant="normal" fo:text-transform="none" fo:color="#424142" style:font-name="Droid Serif" fo:font-size="13.9499998092651pt" fo:letter-spacing="normal" fo:font-style="normal" fo:font-weight="normal" fo:background-color="#ffffff" loext:padding="0in" loext:border="none"/>
    </style:style>
    <style:style style:name="P2"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font-variant="normal" fo:text-transform="none" fo:color="#424142" style:font-name="Droid Serif" fo:font-size="13.9499998092651pt" fo:letter-spacing="normal" fo:font-style="normal" fo:font-weight="bold" fo:background-color="transparent" loext:padding="0in" loext:border="none"/>
    </style:style>
    <style:style style:name="P3" style:family="paragraph" style:parent-style-name="Text_20_body">
      <loext:graphic-properties draw:fill="none" draw:fill-color="#ffffff"/>
      <style:paragraph-properties fo:margin-left="0in" fo:margin-right="0in" fo:margin-top="0in" fo:margin-bottom="0in" loext:contextual-spacing="false" style:line-height-at-least="0.3437in" fo:orphans="2" fo:widows="2" fo:text-indent="0in" style:auto-text-indent="false" fo:background-color="transparent" fo:padding="0in" fo:border="none"/>
      <style:text-properties fo:font-variant="normal" fo:text-transform="none" fo:color="#f46c1b" style:font-name="Proxima N W01 Reg" fo:font-size="15.5pt" fo:letter-spacing="normal" fo:font-style="normal" fo:font-weight="bold" fo:background-color="#ffffff" loext:padding="0in" loext:border="none"/>
    </style:style>
    <style:style style:name="P4" style:family="paragraph" style:parent-style-name="Text_20_body">
      <style:paragraph-properties fo:margin-left="0in" fo:margin-right="0in" fo:margin-top="0in" fo:margin-bottom="0in" loext:contextual-spacing="false" fo:text-indent="0in" style:auto-text-indent="false" fo:padding="0in" fo:border="none"/>
      <style:text-properties fo:font-variant="normal" fo:text-transform="none" fo:color="#323232" style:font-name="Lora" fo:font-size="12.3999996185303pt" fo:font-style="normal" fo:font-weight="normal"/>
    </style:style>
    <style:style style:name="P5" style:family="paragraph" style:parent-style-name="Text_20_body">
      <style:paragraph-properties fo:margin-left="0in" fo:margin-right="0in" fo:margin-top="0.0862in" fo:margin-bottom="0.0862in" loext:contextual-spacing="false" fo:orphans="2" fo:widows="2" fo:text-indent="0in" style:auto-text-indent="false"/>
    </style:style>
    <style:style style:name="P6" style:family="paragraph" style:parent-style-name="Heading_20_1">
      <style:text-properties fo:font-variant="normal" fo:text-transform="none" fo:color="#000000" style:font-name="Droid Serif" fo:font-size="30.9500007629395pt" fo:letter-spacing="normal" fo:font-style="normal" fo:font-weight="bold"/>
    </style:style>
    <style:style style:name="P7" style:family="paragraph" style:parent-style-name="Horizontal_20_Line">
      <style:paragraph-properties fo:margin-top="0.0862in" fo:margin-bottom="0.0862in" loext:contextual-spacing="false" fo:orphans="2" fo:widows="2"/>
    </style:style>
    <style:style style:name="P8" style:family="paragraph" style:parent-style-name="Heading_20_4">
      <loext:graphic-properties draw:fill="none" draw:fill-color="#ffffff"/>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000000" style:font-name="Georgia" fo:font-size="15.5pt" fo:letter-spacing="normal" fo:font-style="normal" fo:font-weight="bold" fo:background-color="transparent" loext:padding="0in" loext:border="none"/>
    </style:style>
    <style:style style:name="T1" style:family="text">
      <style:text-properties fo:text-transform="capitalize" fo:color="#000000" style:font-name="Georgia" fo:font-size="12.3999996185303pt" fo:background-color="transparent" loext:char-shading-value="0"/>
    </style:style>
    <style:style style:name="T2"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Frederick W. Taylor Contribution to Scientific Management</text:h>
      <text:p text:style-name="P1"><text:span text:style-name="T1"/></text:p>
      <text:p text:style-name="P1">The Scientific Management Theory owes its origin to Frederick W. Taylor who is regarded as “The Father of Scientific Management.”</text:p>
      <text:p text:style-name="P1"><text:bookmark text:name="more-25624"/>He spent a large part of his life in Midvale Steel Company, Philadelphia, U.S.A. as an ordinary worker engaged in metal cutting. In 1833, he got an engineering degree and became an operating manager in the same company after some time.</text:p>
      <text:p text:style-name="P1">He noticed that the industrial resources were not being fully used. Business enterprises are being managed by the rule of thumb. No systematic effort had ever been made to find the exact nature of the work to be done or the best way of doing it.</text:p>
      <text:p text:style-name="P1"/>
      <text:p text:style-name="P1">There was no proper division of responsibilities between management and workers. Management was mostly dependent for the successful performance of the work on the goodwill and skill of the workers. There was deliberate restriction of output which Taylor called ‘systematic soldering’ on the part of the workers.</text:p>
      <text:p text:style-name="P1">This state of affairs forced and encouraged him to improve the then existing practices of management. “He aimed at making management a science based on “well recognized, clearly defined and fixed principles, instead of depending on more or less hazy (unclear) ideas.”</text:p>
      <text:p text:style-name="P1">His thinking on management is the subject-matter of the two books: Shop Management and Principles of Scientific Management which were published in 1903 and 1911 respectively. It was owing to the efforts of Taylor that <text:soft-page-break/>scientific management became popular in U.S.A. in the beginning of the twentieth century.</text:p>
      <text:p text:style-name="P1"/>
      <text:p text:style-name="P1">He placed stress in his philosophy on the following things for enhancing the productivity of the workers:</text:p>
      <text:p text:style-name="P1">i. Science, not rule of thumb.</text:p>
      <text:p text:style-name="P1">ii. Harmony, not discord.</text:p>
      <text:p text:style-name="P1">iii. Co-operation, not individualism.</text:p>
      <text:p text:style-name="P1">iv. Maximum output, in place of restricted output.</text:p>
      <text:p text:style-name="P1">v. The development of each man to his greatest efficiency and prosperity.</text:p>
      <text:h text:style-name="P8" text:outline-level="4"/>
      <text:h text:style-name="P8" text:outline-level="4">Meaning of Scientific Management:</text:h>
      <text:p text:style-name="P1">In simple words scientific management implies the art of knowing exactly what is to be done and how it is to be done. Under this approach, scientific techniques are applied in the recruitment, selection and training of workers and are also used in tackling various industrial problems.</text:p>
      <text:p text:style-name="P1">According to F.W. Taylor, scientific management is “knowing exactly what you want men to do and seeing that they do in the best and the cheapest way.”</text:p>
      <text:p text:style-name="P2">Thus according to him scientific management implies the application of two fold techniques:</text:p>
      <text:p text:style-name="P1">1. The discovery of the best method of performing a particular work.</text:p>
      <text:p text:style-name="P1">2. The best method or the fruitful method for meeting a given situation.</text:p>
      <text:p text:style-name="P1"/>
      <text:p text:style-name="P1"/>
      <text:p text:style-name="P1"/>
      <text:p text:style-name="P1"/>
      <text:p text:style-name="P1"/>
      <text:p text:style-name="P1"/>
      <text:p text:style-name="P1"/>
      <text:p text:style-name="P3"><text:soft-page-break/>Frank and Lillian Gilbreth were a husband-and-wife team who worked as engineers in the early part of the 20th century. Lillian carried ...</text:p>
      <text:p text:style-name="P4">Frank and Lillian Gilbreth were a husband-and-wife team who worked as engineers in the early part of the 20th century. Lillian carried on this work after the death of Frank in 1924. Their main focus was on the fields of motion study and time study, combined with an interest on the psychology of efficiency and work.<text:line-break/><text:line-break/>The Gilbreth theory held that there was a “one best way” to do any task. Efficiency, according to the Gilbreth business management theory, could therefore be improved by finding this “one best way” and replicating it throughout the manufacturing process. The Gilbreths used new technologies such as film to break motions down into incremental parts, which they called “therbligs.” By reducing the number of “therbligs” for any task, one could increase the efficiency of the worker.<text:line-break/><text:line-break/>The management theory of Frank and Lillian Gilbreth can be summed up by the following:<text:line-break/><text:line-break/>1. Reduce the number of motions in a task to increase efficiency.<text:line-break/><text:line-break/>2. Focus on the incremental study of motions and time to understand an entire task.</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Droid Serif" svg:font-family="'Droid Serif', arial, sans-serif"/>
    <style:font-face style:name="Georgia" svg:font-family="Georgia, serif"/>
    <style:font-face style:name="Lora" svg:font-family="Lora, Georgia, sans-serif"/>
    <style:font-face style:name="Proxima N W01 Reg" svg:font-family="'Proxima N W01 Reg', Arial, 'Titillium Web',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21:13:58.891548000</meta:creation-date>
    <meta:print-date>2017-02-21T21:18:48.513886000</meta:print-date>
    <dc:date>2017-02-21T21:25:20.397079000</dc:date>
    <meta:editing-duration>PT1M21S</meta:editing-duration>
    <meta:editing-cycles>1</meta:editing-cycles>
    <meta:document-statistic meta:table-count="0" meta:image-count="0" meta:object-count="0" meta:page-count="3" meta:paragraph-count="21" meta:word-count="615" meta:character-count="3747" meta:non-whitespace-character-count="3149"/>
    <meta:generator>LibreOffice/5.2.0.4$MacOSX_X86_64 LibreOffice_project/066b007f5ebcc236395c7d282ba488bca6720265</meta:generator>
  </office:meta>
</office:document-meta>
</file>